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829cm"/>
    </style:style>
    <style:style style:name="pr1" style:family="presentation" style:parent-style-name="Default-title">
      <style:graphic-properties fo:min-height="6cm"/>
    </style:style>
    <style:style style:name="pr2" style:family="presentation" style:parent-style-name="Default-subtitle">
      <style:graphic-properties draw:fill-color="#ffffff" fo:min-height="2.21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10.417cm"/>
    </style:style>
    <style:style style:name="pr7" style:family="presentation" style:parent-style-name="Default-title">
      <style:graphic-properties fo:min-height="3.147cm"/>
    </style:style>
    <style:style style:name="pr8" style:family="presentation" style:parent-style-name="Default-title">
      <style:graphic-properties fo:min-height="2.8cm"/>
    </style:style>
    <style:style style:name="pr9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cm" svg:x="1.4cm" svg:y="4.2cm" presentation:class="title" presentation:user-transformed="true">
          <draw:text-box>
            <text:p>iprif</text:p>
          </draw:text-box>
        </draw:frame>
        <draw:frame presentation:style-name="pr2" draw:text-style-name="P1" draw:layer="layout" svg:width="6.199cm" svg:height="2.219cm" svg:x="20.4cm" svg:y="10.6cm" presentation:class="subtitle" presentation:user-transformed="true">
          <draw:text-box>
            <text:p>vk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ipri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perf is an open source networking tool used to measure throughput or performance of a network. </text:p>
              </text:list-item>
              <text:list-item>
                <text:p>It can be used to test TCP and UDP. </text:p>
              </text:list-item>
              <text:list-item>
                <text:p>Iperf can be used in Windows, Linux, and MAC etc operation syst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How to Use Iperf to Test Network Performance in Linux ?</text:p>
              </text:list-item>
              <text:list-item>
                <text:p>The iperf is a tool used for testing the network performance between two systems. The iperf application provides more metrics for a networks’ performance. </text:p>
              </text:list-item>
              <text:list-item>
                <text:p>The iperf application is not installed by default, but it is provided by most distributions’ package manager.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8.019cm" svg:x="1.6cm" svg:y="5.381cm" presentation:class="outline" presentation:user-transformed="true">
          <draw:text-box>
            <text:list text:style-name="L2">
              <text:list-item>
                <text:p>For CentOS/RHEL/Fedora Systems use the yum, to install the iperf package.</text:p>
                <text:p/>
              </text:list-item>
              <text:list-item>
                <text:p># yum install iperf</text:p>
                <text:p/>
                <text:p/>
              </text:list-item>
              <text:list-item>
                <text:p>iperf has the notion of a “client” and “server” for testing network throughput between two syste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6" draw:layer="layout" svg:width="25.199cm" svg:height="10.417cm" svg:x="1.401cm" svg:y="-3.265cm" presentation:class="title" presentation:user-transformed="true">
          <draw:text-box>
            <text:p/>
          </draw:text-box>
        </draw:frame>
        <draw:frame draw:style-name="gr2" draw:text-style-name="P2" draw:layer="layout" svg:width="26.52cm" svg:height="12.079cm" svg:x="1cm" svg:y="1.921cm">
          <draw:text-box>
            <text:p>The following example sets a large send and receive buffer size to maximise throughput,</text:p>
            <text:p><text:s/>and performs a test for 60 seconds which should be long enough to fully exercise a network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147cm" svg:x="1.4cm" svg:y="1.4cm" presentation:class="title" presentation:user-transformed="true">
          <draw:text-box>
            <text:p>Server</text:p>
          </draw:text-box>
        </draw:frame>
        <draw:frame presentation:style-name="pr5" draw:layer="layout" svg:width="25.199cm" svg:height="8.019cm" svg:x="1.6cm" svg:y="5.3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 the server system, iperf is told to listen for a client connection:</text:p>
              </text:list-item>
              <text:list-item>
                <text:p/>
              </text:list-item>
              <text:list-item>
                <text:p>server # iperf3 -i 10 -s</text:p>
              </text:list-item>
              <text:list-item>
                <text:p>Here,</text:p>
              </text:list-item>
              <text:list-item>
                <text:p>-i – the interval to provide periodic bandwidth updates</text:p>
              </text:list-item>
              <text:list-item>
                <text:p>-s – listen as a server</text:p>
              </text:list-item>
              <text:list-item>
                <text:p/>
              </text:list-item>
              <text:list-item>
                <text:p>See man iperf3 for more information on specific command line switch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5.199cm" svg:height="2.8cm" svg:x="1.401cm" svg:y="2cm" presentation:class="title" presentation:user-transformed="true">
          <draw:text-box>
            <text:p>Client</text:p>
          </draw:text-box>
        </draw:frame>
        <draw:frame presentation:style-name="pr5" draw:layer="layout" svg:width="25.199cm" svg:height="8.019cm" svg:x="1.6cm" svg:y="5.381cm" presentation:class="outline" presentation:user-transformed="true">
          <draw:text-box>
            <text:list text:style-name="L2">
              <text:list-item>
                <text:p>On the client system, iperf is told to connect to the listening server via hostname or IP address:</text:p>
              </text:list-item>
              <text:list-item>
                <text:p/>
              </text:list-item>
              <text:list-item>
                <text:p>client # iperf3 -i 10 -w 1M -t 60 -c [server hostname or ip address]</text:p>
              </text:list-item>
              <text:list-item>
                <text:p>Here,</text:p>
              </text:list-item>
              <text:list-item>
                <text:p>-i – the interval to provide periodic bandwidth updates</text:p>
              </text:list-item>
              <text:list-item>
                <text:p>-w – the socket buffer size (which affects the TCP Window). The buffer size is also set on the server by this client command</text:p>
              </text:list-item>
              <text:list-item>
                <text:p>-t – the time to run the test in seconds</text:p>
              </text:list-item>
              <text:list-item>
                <text:p>-c – connect to a listening server at…</text:p>
              </text:list-item>
              <text:list-item>
                <text:p/>
              </text:list-item>
              <text:list-item>
                <text:p>See man iperf3 for more information on specific command line switch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layer="layout" svg:width="25.199cm" svg:height="5.209cm" svg:x="1.4cm" svg:y="-0.662cm" presentation:class="title" presentation:user-transformed="true">
          <draw:text-box>
            <text:p>Test Results</text:p>
          </draw:text-box>
        </draw:frame>
        <draw:frame presentation:style-name="pr5" draw:layer="layout" svg:width="25.199cm" svg:height="10.6cm" svg:x="1.6cm" svg:y="2.8cm" presentation:class="outline" presentation:user-transformed="true">
          <draw:text-box>
            <text:list text:style-name="L2">
              <text:list-item>
                <text:p>Both the client and server report their results once the test is complete:</text:p>
              </text:list-item>
              <text:list-item>
                <text:p/>
              </text:list-item>
              <text:list-item>
                <text:p>Server</text:p>
              </text:list-item>
              <text:list-item>
                <text:p>server # iperf3 -i 10 -s</text:p>
              </text:list-item>
              <text:list-item>
                <text:p>-----------------------------------------------------------</text:p>
              </text:list-item>
              <text:list-item>
                <text:p>Server listening on 5201</text:p>
              </text:list-item>
              <text:list-item>
                <text:p>-----------------------------------------------------------</text:p>
              </text:list-item>
              <text:list-item>
                <text:p>Accepted connection from 10.0.0.2, port 22216</text:p>
              </text:list-item>
              <text:list-item>
                <text:p>[ <text:s/>5] local 10.0.0.1 port 5201 connected to 10.0.0.2 port 22218</text:p>
              </text:list-item>
              <text:list-item>
                <text:p>[ ID] Interval <text:s text:c="10"/>Transfer <text:s text:c="4"/>Bandwidth</text:p>
              </text:list-item>
              <text:list-item>
                <text:p>[ <text:s/>5] <text:s text:c="2"/>0.00-10.00 <text:s/>sec <text:s/>17.5 GBytes <text:s/>15.0 Gbits/sec <text:s text:c="17"/></text:p>
              </text:list-item>
              <text:list-item>
                <text:p>[ <text:s/>5] <text:s/>10.00-20.00 <text:s/>sec <text:s/>17.6 GBytes <text:s/>15.2 Gbits/sec <text:s text:c="17"/></text:p>
              </text:list-item>
              <text:list-item>
                <text:p>[ <text:s/>5] <text:s/>20.00-30.00 <text:s/>sec <text:s/>18.4 GBytes <text:s/>15.8 Gbits/sec <text:s text:c="17"/></text:p>
              </text:list-item>
              <text:list-item>
                <text:p>[ <text:s/>5] <text:s/>30.00-40.00 <text:s/>sec <text:s/>18.0 GBytes <text:s/>15.5 Gbits/sec <text:s text:c="17"/></text:p>
              </text:list-item>
              <text:list-item>
                <text:p>[ <text:s/>5] <text:s/>40.00-50.00 <text:s/>sec <text:s/>17.5 GBytes <text:s/>15.1 Gbits/sec <text:s text:c="17"/></text:p>
              </text:list-item>
              <text:list-item>
                <text:p>[ <text:s/>5] <text:s/>50.00-60.00 <text:s/>sec <text:s/>18.1 GBytes <text:s/>15.5 Gbits/sec <text:s text:c="17"/></text:p>
              </text:list-item>
              <text:list-item>
                <text:p>[ <text:s/>5] <text:s/>60.00-60.04 <text:s/>sec <text:s/>82.2 MBytes <text:s/>17.3 Gbits/sec <text:s text:c="17"/></text:p>
              </text:list-item>
              <text:list-item>
                <text:p>- - - - - - - - - - - - - - - - - - - - - - - - -</text:p>
              </text:list-item>
              <text:list-item>
                <text:p>[ ID] Interval <text:s text:c="10"/>Transfer <text:s text:c="4"/>Bandwidth</text:p>
              </text:list-item>
              <text:list-item>
                <text:p>[ <text:s/>5] <text:s text:c="2"/>0.00-60.04 <text:s/>sec <text:s/>0.00 Bytes <text:s text:c="3"/>0.00 bits/sec <text:s text:c="17"/>sender</text:p>
              </text:list-item>
              <text:list-item>
                <text:p>[ <text:s/>5] <text:s text:c="2"/>0.00-60.04 <text:s/>sec <text:s text:c="2"/>107 GBytes <text:s/>15.3 Gbits/sec <text:s text:c="17"/>rece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layer="layout" svg:width="25.199cm" svg:height="5.209cm" svg:x="1.4cm" svg:y="-0.662cm" presentation:class="title" presentation:user-transformed="true">
          <draw:text-box>
            <text:p>Client</text:p>
          </draw:text-box>
        </draw:frame>
        <draw:frame presentation:style-name="pr5" draw:layer="layout" svg:width="25.199cm" svg:height="9.819cm" svg:x="1.8cm" svg:y="3.6cm" presentation:class="outline" presentation:user-transformed="true">
          <draw:text-box>
            <text:list text:style-name="L2">
              <text:list-item>
                <text:p>Client</text:p>
              </text:list-item>
              <text:list-item>
                <text:p>client # iperf3 -i 10 -w 1M -t 60 -c 10.0.0.1</text:p>
              </text:list-item>
              <text:list-item>
                <text:p>Connecting to host 10.0.0.1, port 5201</text:p>
              </text:list-item>
              <text:list-item>
                <text:p>[ <text:s/>4] local 10.0.0.2 port 22218 connected to 10.0.0.1 port 5201</text:p>
              </text:list-item>
              <text:list-item>
                <text:p>[ ID] Interval <text:s text:c="10"/>Transfer <text:s text:c="4"/>Bandwidth <text:s text:c="6"/>Retr <text:s/>Cwnd</text:p>
              </text:list-item>
              <text:list-item>
                <text:p>[ <text:s/>4] <text:s text:c="2"/>0.00-10.00 <text:s/>sec <text:s/>17.6 GBytes <text:s/>15.1 Gbits/sec <text:s text:c="3"/>0 <text:s text:c="2"/>6.01 MBytes <text:s text:c="6"/></text:p>
              </text:list-item>
              <text:list-item>
                <text:p>[ <text:s/>4] <text:s/>10.00-20.00 <text:s/>sec <text:s/>17.6 GBytes <text:s/>15.1 Gbits/sec <text:s text:c="3"/>0 <text:s text:c="2"/>6.01 MBytes <text:s text:c="6"/></text:p>
              </text:list-item>
              <text:list-item>
                <text:p>[ <text:s/>4] <text:s/>20.00-30.00 <text:s/>sec <text:s/>18.4 GBytes <text:s/>15.8 Gbits/sec <text:s text:c="3"/>0 <text:s text:c="2"/>6.01 MBytes <text:s text:c="6"/></text:p>
              </text:list-item>
              <text:list-item>
                <text:p>[ <text:s/>4] <text:s/>30.00-40.00 <text:s/>sec <text:s/>18.0 GBytes <text:s/>15.5 Gbits/sec <text:s text:c="3"/>0 <text:s text:c="2"/>6.01 MBytes <text:s text:c="6"/></text:p>
              </text:list-item>
              <text:list-item>
                <text:p>[ <text:s/>4] <text:s/>40.00-50.00 <text:s/>sec <text:s/>17.5 GBytes <text:s/>15.1 Gbits/sec <text:s text:c="3"/>0 <text:s text:c="2"/>6.01 MBytes <text:s text:c="6"/></text:p>
              </text:list-item>
              <text:list-item>
                <text:p>[ <text:s/>4] <text:s/>50.00-60.00 <text:s/>sec <text:s/>18.1 GBytes <text:s/>15.5 Gbits/sec <text:s text:c="3"/>0 <text:s text:c="2"/>6.01 MBytes <text:s text:c="6"/></text:p>
              </text:list-item>
              <text:list-item>
                <text:p>- - - - - - - - - - - - - - - - - - - - - - - - -</text:p>
              </text:list-item>
              <text:list-item>
                <text:p>[ ID] Interval <text:s text:c="10"/>Transfer <text:s text:c="4"/>Bandwidth <text:s text:c="6"/>Retr</text:p>
              </text:list-item>
              <text:list-item>
                <text:p>[ <text:s/>4] <text:s text:c="2"/>0.00-60.00 <text:s/>sec <text:s text:c="2"/>107 GBytes <text:s/>15.4 Gbits/sec <text:s text:c="3"/>0 <text:s text:c="12"/>sender</text:p>
              </text:list-item>
              <text:list-item>
                <text:p>[ <text:s/>4] <text:s text:c="2"/>0.00-60.00 <text:s/>sec <text:s text:c="2"/>107 GBytes <text:s/>15.4 Gbits/sec <text:s text:c="17"/>receiver</text:p>
              </text:list-item>
              <text:list-item>
                <text:p>client # iperf3 -i 10 -w 1M -t 60 -c 10.0.0.1</text:p>
              </text:list-item>
              <text:list-item>
                <text:p>Connecting to host 10.0.0.1, port 5201</text:p>
              </text:list-item>
              <text:list-item>
                <text:p>[ <text:s/>4] local 10.0.0.2 port 22218 connected to 10.0.0.1 port 5201</text:p>
              </text:list-item>
              <text:list-item>
                <text:p>[ ID] Interval <text:s text:c="10"/>Transfer <text:s text:c="4"/>Bandwidth <text:s text:c="6"/>Retr <text:s/>Cwnd</text:p>
              </text:list-item>
              <text:list-item>
                <text:p>[ <text:s/>4] <text:s text:c="2"/>0.00-10.00 <text:s/>sec <text:s/>17.6 GBytes <text:s/>15.1 Gbits/sec <text:s text:c="3"/>0 <text:s text:c="2"/>6.01 MBytes <text:s text:c="6"/></text:p>
              </text:list-item>
              <text:list-item>
                <text:p>[ <text:s/>4] <text:s/>10.00-20.00 <text:s/>sec <text:s/>17.6 GBytes <text:s/>15.1 Gbits/sec <text:s text:c="3"/>0 <text:s text:c="2"/>6.01 MBytes <text:s text:c="6"/></text:p>
              </text:list-item>
              <text:list-item>
                <text:p>[ <text:s/>4] <text:s/>20.00-30.00 <text:s/>sec <text:s/>18.4 GBytes <text:s/>15.8 Gbits/sec <text:s text:c="3"/>0 <text:s text:c="2"/>6.01 MBytes <text:s text:c="6"/></text:p>
              </text:list-item>
              <text:list-item>
                <text:p>[ <text:s/>4] <text:s/>30.00-40.00 <text:s/>sec <text:s/>18.0 GBytes <text:s/>15.5 Gbits/sec <text:s text:c="3"/>0 <text:s text:c="2"/>6.01 MBytes <text:s text:c="6"/></text:p>
              </text:list-item>
              <text:list-item>
                <text:p>[ <text:s/>4] <text:s/>40.00-50.00 <text:s/>sec <text:s/>17.5 GBytes <text:s/>15.1 Gbits/sec <text:s text:c="3"/>0 <text:s text:c="2"/>6.01 MBytes <text:s text:c="6"/></text:p>
              </text:list-item>
              <text:list-item>
                <text:p>[ <text:s/>4] <text:s/>50.00-60.00 <text:s/>sec <text:s/>18.1 GBytes <text:s/>15.5 Gbits/sec <text:s text:c="3"/>0 <text:s text:c="2"/>6.01 MBytes <text:s text:c="6"/></text:p>
              </text:list-item>
              <text:list-item>
                <text:p>- - - - - - - - - - - - - - - - - - - - - - - - -</text:p>
              </text:list-item>
              <text:list-item>
                <text:p>[ ID] Interval <text:s text:c="10"/>Transfer <text:s text:c="4"/>Bandwidth <text:s text:c="6"/>Retr</text:p>
              </text:list-item>
              <text:list-item>
                <text:p>[ <text:s/>4] <text:s text:c="2"/>0.00-60.00 <text:s/>sec <text:s text:c="2"/>107 GBytes <text:s/>15.4 Gbits/sec <text:s text:c="3"/>0 <text:s text:c="12"/>sender</text:p>
              </text:list-item>
              <text:list-item>
                <text:p>[ <text:s/>4] <text:s text:c="2"/>0.00-60.00 <text:s/>sec <text:s text:c="2"/>107 GBytes <text:s/>15.4 Gbits/sec <text:s text:c="17"/>recei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1cm" svg:x="1.6cm" svg:y="2.4cm" presentation:class="outline" presentation:user-transformed="true">
          <draw:text-box>
            <text:list text:style-name="L2">
              <text:list-item>
                <text:p>Reading the Results</text:p>
              </text:list-item>
              <text:list-item>
                <text:p>Between these two systems, we could achieve a bandwidth of 15.4 gigabit per second or approximately 1835 MiB (mebibyte) per second.</text:p>
              </text:list-item>
              <text:list-item>
                <text:p/>
              </text:list-item>
              <text:list-item>
                <text:p>Here,</text:p>
              </text:list-item>
              <text:list-item>
                <text:p>Interval means the test interval, the defualt value is 10 seconds and displays as “0.0-10.0 sec”</text:p>
              </text:list-item>
              <text:list-item>
                <text:p>Transfer means how much data is transfered between the two nodes in the process of testing.</text:p>
              </text:list-item>
              <text:list-item>
                <text:p>Bandwidth is the performance indicator which we use iperf testing for.</text:p>
              </text:list-item>
              <text:list-item>
                <text:p/>
              </text:list-item>
              <text:list-item>
                <text:p>Note: The server listens on TCP port 5201 by default. This port will need to be allowed through any firewalls present. The port used can be changed with the -p commandline op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2.6cm" svg:x="1.6cm" svg:y="0.8cm" presentation:class="outline" presentation:user-transformed="true">
          <draw:text-box>
            <text:list text:style-name="L2">
              <text:list-item>
                <text:p>Testing network performance with UDP protocol</text:p>
              </text:list-item>
              <text:list-item>
                <text:p>The default iperf uses TCP protocol for testing as shown above. Add option “-u” to use UDP protocol for performance testing.</text:p>
              </text:list-item>
              <text:list-item>
                <text:p/>
              </text:list-item>
              <text:list-item>
                <text:p>1. First step is to start the server.</text:p>
              </text:list-item>
              <text:list-item>
                <text:p/>
              </text:list-item>
              <text:list-item>
                <text:p># iperf -s -u</text:p>
              </text:list-item>
              <text:list-item>
                <text:p>------------------------------------------------------------</text:p>
              </text:list-item>
              <text:list-item>
                <text:p>Server listening on UDP port 5001</text:p>
              </text:list-item>
              <text:list-item>
                <text:p>Receiving 1470 byte datagrams</text:p>
              </text:list-item>
              <text:list-item>
                <text:p>UDP buffer size: <text:s text:c="2"/>124 KByte (default)</text:p>
              </text:list-item>
              <text:list-item>
                <text:p>------------------------------------------------------------</text:p>
              </text:list-item>
              <text:list-item>
                <text:p/>
              </text:list-item>
              <text:list-item>
                <text:p>[ <text:s/>3] local 1.1.1.1 port 5001 connected with 1.1.1.2 port 51598</text:p>
              </text:list-item>
              <text:list-item>
                <text:p>[ ID] Interval <text:s text:c="6"/>Transfer <text:s text:c="4"/>Bandwidth <text:s text:c="6"/>Jitter <text:s text:c="2"/>Lost/Total Datagrams</text:p>
              </text:list-item>
              <text:list-item>
                <text:p>[ <text:s/>3] <text:s/>0.0-10.0 sec <text:s/>1.25 MBytes <text:s/>1.05 Mbits/sec <text:s/>0.004 ms <text:s text:c="3"/>0/ <text:s/>893 (0%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12.6cm" svg:x="1.6cm" svg:y="0.8cm" presentation:class="outline" presentation:user-transformed="true">
          <draw:text-box>
            <text:list text:style-name="L2">
              <text:list-item>
                <text:p>The command on client side is as shown below.</text:p>
              </text:list-item>
              <text:list-item>
                <text:p/>
              </text:list-item>
              <text:list-item>
                <text:p># iperf -u -c server</text:p>
              </text:list-item>
              <text:list-item>
                <text:p>------------------------------------------------------------</text:p>
              </text:list-item>
              <text:list-item>
                <text:p>Client connecting to 1.1.1.1, UDP port 5001</text:p>
              </text:list-item>
              <text:list-item>
                <text:p>Sending 1470 byte datagrams</text:p>
              </text:list-item>
              <text:list-item>
                <text:p>UDP buffer size: <text:s text:c="2"/>124 KByte (default)</text:p>
              </text:list-item>
              <text:list-item>
                <text:p>------------------------------------------------------------</text:p>
              </text:list-item>
              <text:list-item>
                <text:p>[ <text:s/>3] local 1.1.1.2 port 51598 connected with 1.1.1.1 port 5001</text:p>
              </text:list-item>
              <text:list-item>
                <text:p>[ ID] Interval <text:s text:c="6"/>Transfer <text:s text:c="4"/>Bandwidth</text:p>
              </text:list-item>
              <text:list-item>
                <text:p>[ <text:s/>3] <text:s/>0.0-10.0 sec <text:s/>1.25 MBytes <text:s/>1.05 Mbits/sec</text:p>
              </text:list-item>
              <text:list-item>
                <text:p>[ <text:s/>3] Sent 893 datagrams</text:p>
              </text:list-item>
              <text:list-item>
                <text:p>[ <text:s/>3] Server Report:</text:p>
              </text:list-item>
              <text:list-item>
                <text:p>[ ID] Interval <text:s text:c="6"/>Transfer <text:s text:c="4"/>Bandwidth <text:s text:c="6"/>Jitter <text:s text:c="2"/>Lost/Total Datagrams</text:p>
              </text:list-item>
              <text:list-item>
                <text:p>[ <text:s/>3] <text:s/>0.0-10.0 sec <text:s/>1.25 MBytes <text:s/>1.05 Mbits/sec <text:s/>0.004 ms <text:s text:c="3"/>0/ <text:s/>893 (0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12.6cm" svg:x="1.6cm" svg:y="0.8cm" presentation:class="outline" presentation:user-transformed="true">
          <draw:text-box>
            <text:list text:style-name="L2">
              <text:list-item>
                <text:p>Changing the default bandwidth in UDP mode</text:p>
              </text:list-item>
              <text:list-item>
                <text:p>In the UDP mode, the client uses default bandwidth (1 Mbit/sec) to send the packets to the server, so we can see the Bandwidth of UDP testing result is 1.05 Mbits/sec. In order to obtain the best network bandwidth, we can add option “-b value” to increase the sending bandwidth:</text:p>
              </text:list-item>
              <text:list-item>
                <text:p/>
              </text:list-item>
              <text:list-item>
                <text:p># iperf -u -c server -b 1000M</text:p>
              </text:list-item>
              <text:list-item>
                <text:p>------------------------------------------------------------</text:p>
              </text:list-item>
              <text:list-item>
                <text:p>Client connecting to 1.1.1.1, UDP port 5001</text:p>
              </text:list-item>
              <text:list-item>
                <text:p>Sending 1470 byte datagrams</text:p>
              </text:list-item>
              <text:list-item>
                <text:p>UDP buffer size: <text:s text:c="2"/>124 KByte (default)</text:p>
              </text:list-item>
              <text:list-item>
                <text:p>------------------------------------------------------------</text:p>
              </text:list-item>
              <text:list-item>
                <text:p>[ <text:s/>3] local 1.1.1.2 port 58097 connected with 1.1.1.1 port 5001</text:p>
              </text:list-item>
              <text:list-item>
                <text:p>[ ID] Interval <text:s text:c="6"/>Transfer <text:s text:c="4"/>Bandwidth</text:p>
              </text:list-item>
              <text:list-item>
                <text:p>[ <text:s/>3] <text:s/>0.0-10.0 sec <text:s/>1.10 GBytes <text:s text:c="3"/>948 Mbits/sec</text:p>
              </text:list-item>
              <text:list-item>
                <text:p>[ <text:s/>3] Sent 806540 datagrams</text:p>
              </text:list-item>
              <text:list-item>
                <text:p>[ <text:s/>3] Server Report:</text:p>
              </text:list-item>
              <text:list-item>
                <text:p>[ ID] Interval <text:s text:c="6"/>Transfer <text:s text:c="4"/>Bandwidth <text:s text:c="6"/>Jitter <text:s text:c="2"/>Lost/Total Datagrams</text:p>
              </text:list-item>
              <text:list-item>
                <text:p>[ <text:s/>3] <text:s/>0.0-10.0 sec <text:s/>1.08 GBytes <text:s text:c="3"/>929 Mbits/sec <text:s/>0.010 ms 16203/806540 (2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1.6cm" svg:x="1.6cm" svg:y="1.8cm" presentation:class="outline" presentation:user-transformed="true">
          <draw:text-box>
            <text:list text:style-name="L2">
              <text:list-item>
                <text:p>Measuring the Maximum Transfer Size (MTU)</text:p>
              </text:list-item>
              <text:list-item>
                <text:p>The -m option instructs iperf to also find the Maximum Transfer Size (MTU):</text:p>
              </text:list-item>
              <text:list-item>
                <text:p/>
              </text:list-item>
              <text:list-item>
                <text:p># iperf -mc 192.168.10.12</text:p>
              </text:list-item>
              <text:list-item>
                <text:p>------------------------------------------------------------</text:p>
              </text:list-item>
              <text:list-item>
                <text:p>Client connecting to 192.168.10.12, TCP port 5001</text:p>
              </text:list-item>
              <text:list-item>
                <text:p>TCP window size: 19.3 KByte (default)</text:p>
              </text:list-item>
              <text:list-item>
                <text:p>------------------------------------------------------------</text:p>
              </text:list-item>
              <text:list-item>
                <text:p>[ <text:s/>3] local 192.168.10.13 port 46558 connected with 192.168.10.12 port 5001</text:p>
              </text:list-item>
              <text:list-item>
                <text:p>[ ID] Interval <text:s text:c="6"/>Transfer <text:s text:c="4"/>Bandwidth</text:p>
              </text:list-item>
              <text:list-item>
                <text:p>[ <text:s/>3] <text:s/>0.0-10.0 sec <text:s text:c="2"/>113 MBytes <text:s/>94.7 Mbits/sec</text:p>
              </text:list-item>
              <text:list-item>
                <text:p>[ <text:s/>3] MSS size 1448 bytes (MTU 1500 bytes, etherne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21T15:10:25.512644596</meta:creation-date>
    <dc:date>2023-04-21T15:56:45.589383367</dc:date>
    <meta:editing-duration>PT15M5S</meta:editing-duration>
    <meta:editing-cycles>3</meta:editing-cycles>
    <meta:generator>LibreOffice/6.0.7.3$Linux_X86_64 LibreOffice_project/00m0$Build-3</meta:generator>
    <meta:document-statistic meta:object-count="70"/>
  </office:meta>
</office:document-meta>
</file>